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51mm"/>
    </style:style>
    <style:style style:name="co2" style:family="table-column">
      <style:table-column-properties fo:break-before="auto" style:column-width="235.48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4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stione Post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 </text:p>
          </table:table-cell>
          <table:table-cell office:value-type="string" calcext:value-type="string">
            <text:p>ID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utente loggato può comunicare con un altro uten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L'utente è loggato nel sistem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'USO</text:p>
          </table:table-cell>
          <table:table-cell table:style-name="ce1" office:value-type="string" calcext:value-type="string">
            <text:p>1. L'utente seleziona il box "Posta”.</text:p>
            <text:p>2. L'utente sceglie l'azione da compiere:</text:p>
            <text:p>   2.1. L'utente seleziona il box "Visualizza Posta".</text:p>
            <text:p>   2.2 L'utente seleziona il box "Invia Messaggio"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L'utente è <text:s/>in grado di inviare il messaggi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Se i parametri inseriti in fase di invio messaggio sono errati il sistema rimanda a una pagina di errore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dt@live.com</meta:initial-creator>
    <meta:creation-date>2015-11-30T15:22:38</meta:creation-date>
    <dc:date>2016-12-22T03:03:13.706267696</dc:date>
    <meta:generator>LibreOffice/5.1.4.2$Linux_X86_64 LibreOffice_project/10m0$Build-2</meta:generator>
    <meta:editing-duration>PT16M1S</meta:editing-duration>
    <meta:editing-cycles>2</meta:editing-cycles>
    <meta:document-statistic meta:table-count="3" meta:cell-count="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